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Nous avons eu besoin d'une présentation PowerPoint pour sensibiliser les employés aux risques en matières de sécurité informatique.</text:p>
      <text:p text:style-name="Standard"/>
      <text:p text:style-name="Standard">La présentation est composée de 8 diapositives : La diapositive de début avec le titre, en quoi la sécurité est importante, l'annonce du sommaire, les différents types d'attaques informatiques, de logiciels malveillants, en quoi elles peuvent impacter l'entreprise, les méthodes pour se protéger contre ces risques, ainsi qu'une diapositive finale qui remercie le public d'avoir été attentif.</text:p>
      <text:p text:style-name="Standard"/>
      <text:p text:style-name="Standard">Le texte de ces diapositives reprennent ce qui est écrit dans la mission n°4, nous avons mis de la couleur sur les mots clés à retenir, et également des icônes, histoire d'occuper de la place vide.</text:p>
      <text:p text:style-name="Standard"/>
      <text:p text:style-name="Standard">Dans la diapositive qui explique en quoi la sécurité est importante, nous avons annoncé aux employés que cette présentation sert à les sensibiliser à propos de la sécurité en informatique en utilisant l'exemple d'une attaque de spam qui s'est produit au sein de l'entreprise, il faut leur rappeller que l'humain est le maillon faible dans la plupart des attaques.</text:p>
      <text:p text:style-name="Standard"/>
      <text:p text:style-name="Standard">Le sommaire reprend les titres des diapositives suivantes à l'exception de la charte informatique, qui n'est pas incluse dans la présentation.</text:p>
      <text:p text:style-name="Standard"/>
      <text:p text:style-name="Standard">Les différents types d'attaques informatiques sont sous forme de liste, où 1 élément sur 2 est de couleur plus sombre afin d'améliorer la lisibilité. La liste est sur 2 colonnes pour optimiser la place.</text:p>
      <text:p text:style-name="Standard"/>
      <text:p text:style-name="Standard">Les différents types de logiciels malveillants sont aussi sous forme de liste, cette diapositive reprend les définitions qui peuvent êtres retrouvées sur l'une des nombreuses leçons de Cisco.</text:p>
      <text:p text:style-name="Standard"/>
      <text:p text:style-name="Standard">La diapositive suivante explique pourquoi ces menaces peuvent concerner l'entreprise. Il est important de savoir que des entreprises de toute taille sont victimes de cyberattaques, il est aussi bien de savoir les intentions des pirates qui volent les données. La diapositive explique aussi que l'entreprise possède des informations sensibles et que les employés y ont accès, c'est pour cela qu'ils doivent êtres vigilants.</text:p>
      <text:p text:style-name="Standard"/>
      <text:p text:style-name="Standard">La diapositive qui parle des méthodes de protection afin de limiter les risques utilisent la même mise en page que celle qui définit les attaques informatiques, c'est-à-dire la même couleur de police, et une liste sur 2 colonnes, car elle apporte des astuces pour se protéger contre ces attaques. C'est une façon de se rappeler.</text:p>
      <text:p text:style-name="Standard"/>
      <text:p text:style-name="Standard">La dernière diapositive est une phrase qui remercie le public d'avoir été attentif, accompagné d'un arrière-pl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in"/>
      </style:footer-style>
    </style:page-layout>
    <style:style style:name="P2" style:parent-style-name="En-tête" style:family="paragraph">
      <style:text-properties style:font-name="Times New Roman" style:font-name-complex="Times New Roman" fo:font-size="14pt" style:font-size-asian="14pt" style:font-size-complex="14pt"/>
    </style:style>
    <style:style style:name="P3" style:parent-style-name="Pieddepage" style:family="paragraph">
      <style:paragraph-properties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Matheo<text:s/>Henriques<text:tab/><text:tab/>SIO1</text:p>
      </style:header>
      <style:footer>
        <text:p text:style-name="P3"><text:span text:style-name="T4"><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OUSSI  Issam</dc:creator>
    <meta:creation-date>2017-10-20T23:40:00Z</meta:creation-date>
    <dc:date>2023-12-12T14:32:00Z</dc:date>
    <meta:template xlink:href="Normal" xlink:type="simple"/>
    <meta:editing-cycles>8</meta:editing-cycles>
    <meta:editing-duration>PT1860S</meta:editing-duration>
    <meta:document-statistic meta:page-count="1" meta:paragraph-count="4" meta:word-count="385" meta:character-count="2499" meta:row-count="17" meta:non-whitespace-character-count="2118"/>
  </office:meta>
</office:document-meta>
</file>